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aniel Nordahl Webbutveckling SJK16G</text:p>
      <text:p text:style-name="Preformatted_20_Text"><text:a xlink:type="simple" xlink:href="http://kompis.zocomutbildning.se/" text:style-name="Internet_20_link" text:visited-style-name="Visited_20_Internet_20_Link">http://kompis.zocomutbildning.se/</text:a></text:p>
      <text:p text:style-name="Preformatted_20_Text"><text:a xlink:type="simple" xlink:href="https://se.linkedin.com/in/daniel-nordahl-2550a6138" text:style-name="Internet_20_link" text:visited-style-name="Visited_20_Internet_20_Link">https://se.linkedin.com/in/daniel-nordahl-2550a6138</text:a></text:p>
      <text:p text:style-name="Preformatted_20_Text"/>
      <text:p text:style-name="Preformatted_20_Text">Det är en hemsida som går upp på att sätta upp sig på arbetspass inom läxhjälp/barnvakt eller att kunna boka läxhjälp/barnvakt om man behöver lite hjälp i hemmet.</text:p>
      <text:list xml:id="list3950860256443908271" text:style-name="L1">
        <text:list-header>
          <text:p text:style-name="P1"/>
        </text:list-header>
        <text:list-item>
          <text:p text:style-name="P1">HTML</text:p>
        </text:list-item>
        <text:list-item>
          <text:p text:style-name="P1">CSS(inkl mediaQuaries)</text:p>
        </text:list-item>
        <text:list-item>
          <text:p text:style-name="P1">Bootstrap(Borde använt det mer)</text:p>
        </text:list-item>
        <text:list-item>
          <text:p text:style-name="P1">jQuary</text:p>
        </text:list-item>
        <text:list-item>
          <text:p text:style-name="P1">AJAX</text:p>
        </text:list-item>
      </text:list>
      <text:p text:style-name="Preformatted_20_Text"/>
      <text:p text:style-name="Preformatted_20_Text">Hemsidan är i grunden utvecklad för Dator men har sedan lagt till mediaquaries för att anpassa till normala storlekar av mobiler och surfplattor.</text:p>
      <text:p text:style-name="Preformatted_20_Text">Jag tycker att jag tog på mig ett stortansvar att få detta projektet att funka bra. Gjort mycket för att underlätta för backend.</text:p>
      <text:p text:style-name="Preformatted_20_Text"/>
      <text:p text:style-name="Preformatted_20_Text"><text:line-break/>Det största problemet jag ser nu i efterhand är att jag inte använde mig så mycket av bootstrap, Det hade underlättat ganska mycket med css men det kändes för stressigt att ändra planen så sent i processen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2-15T18:04:29.13</dc:date>
    <dc:creator>Daniel Nordahl</dc:creator>
    <meta:generator>OpenOffice/4.1.2$Win32 OpenOffice.org_project/412m3$Build-9782</meta:generator>
    <meta:editing-duration>PT8M9S</meta:editing-duration>
    <meta:editing-cycles>2</meta:editing-cycles>
    <meta:document-statistic meta:table-count="0" meta:image-count="0" meta:object-count="0" meta:page-count="1" meta:paragraph-count="12" meta:word-count="127" meta:character-count="830"/>
  </office:meta>
</office:document-meta>
</file>